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bf00" draw:fill-color="#fff5ce" draw:textarea-horizontal-align="justify" draw:textarea-vertical-align="middle" draw:auto-grow-height="false" fo:min-height="1.337cm" fo:min-width="3.627cm"/>
      <style:paragraph-properties style:writing-mode="lr-tb"/>
    </style:style>
    <style:style style:name="gr2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draw:marker-end="Arrowheads_20_5" draw:marker-end-width="0.3cm" draw:fill="none" draw:textarea-vertical-align="middle"/>
    </style:style>
    <style:style style:name="gr4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5c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127cm" svg:height="1.587cm" svg:x="7.837cm" svg:y="1.317cm">
          <text:p text:style-name="P1">Simul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127cm" svg:height="1.587cm" svg:x="3.885cm" svg:y="4.817cm">
          <text:p text:style-name="P1">Ensemble of<text:line-break/>Particles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127cm" svg:height="1.587cm" svg:x="15.287cm" svg:y="4.817cm">
          <text:p text:style-name="P1">Potential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127cm" svg:height="1.587cm" svg:x="3.885cm" svg:y="7.917cm">
          <text:p text:style-name="P1">Particle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127cm" svg:height="1.587cm" svg:x="1.035cm" svg:y="12.183cm">
          <text:p text:style-name="P1">Posi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127cm" svg:height="1.587cm" svg:x="6.432cm" svg:y="15.287cm">
          <text:p text:style-name="P1">Velocity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127cm" svg:height="1.587cm" svg:x="9.963cm" svg:y="12.183cm">
          <text:p text:style-name="P1">Mass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127cm" svg:height="1.587cm" svg:x="15.287cm" svg:y="12.113cm">
          <text:p text:style-name="P1">Forc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7.35cm" svg:y1="6.404cm" svg:x2="17.35cm" svg:y2="12.113cm" draw:start-shape="id1" draw:start-glue-point="2" draw:end-shape="id2" draw:end-glue-point="0" svg:d="M17350 6404v5709" svg:viewBox="0 0 1 5710">
          <text:p text:style-name="P1"><text:span text:style-name="T1">Gradient gives</text:span><text:span text:style-name="T1"><text:tab/></text:span><text:span text:style-name="T1"><text:tab/></text:span><text:span text:style-name="T1"><text:tab/></text:span><text:span text:style-name="T1"> <text:s text:c="3"/></text:span></text:p>
        </draw:connector>
        <draw:connector draw:style-name="gr3" draw:text-style-name="P3" draw:layer="layout" draw:type="curve" draw:line-skew="-0.066cm" svg:x1="14.09cm" svg:y1="12.976cm" svg:x2="10.559cm" svg:y2="16.08cm" draw:start-shape="id3" draw:start-glue-point="1" draw:end-shape="id4" draw:end-glue-point="1" svg:d="M14090 12976c651 0 2416 3104-3531 3104" svg:viewBox="0 0 4288 3105">
          <text:p/>
        </draw:connector>
        <draw:connector draw:style-name="gr4" draw:text-style-name="P5" draw:layer="layout" draw:type="curve" svg:x1="17.35cm" svg:y1="13.7cm" svg:x2="10.559cm" svg:y2="16.08cm" draw:start-shape="id2" draw:start-glue-point="2" draw:end-shape="id4" draw:end-glue-point="1" svg:d="M17350 13700c0 1587-2263 2380-6791 2380" svg:viewBox="0 0 6792 2381"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fluences</text:span></text:p>
        </draw:connector>
        <draw:connector draw:style-name="gr5" draw:text-style-name="P5" draw:layer="layout" draw:type="curve" svg:x1="9.9cm" svg:y1="2.904cm" svg:x2="5.948cm" svg:y2="4.817cm" draw:start-shape="id5" draw:start-glue-point="2" draw:end-shape="id6" draw:end-glue-point="0" svg:d="M9900 2904c0 1434-3952 478-3952 1913" svg:viewBox="0 0 3953 1914">
          <text:p text:style-name="P1"><text:span text:style-name="T1">Comprises of</text:span></text:p>
          <text:p text:style-name="P1"><text:span text:style-name="T1"/></text:p>
          <text:p text:style-name="P1"><text:span text:style-name="T1"/></text:p>
        </draw:connector>
        <draw:connector draw:style-name="gr6" draw:text-style-name="P3" draw:layer="layout" draw:type="curve" svg:x1="9.9cm" svg:y1="2.904cm" svg:x2="17.35cm" svg:y2="4.817cm" draw:start-shape="id5" draw:start-glue-point="2" draw:end-shape="id1" draw:end-glue-point="0" svg:d="M9900 2904c0 1434 7450 478 7450 1913" svg:viewBox="0 0 7451 1914">
          <text:p text:style-name="P6"><text:span text:style-name="T1">Comprises of</text:span></text:p>
          <text:p text:style-name="P6"><text:span text:style-name="T1"/></text:p>
          <text:p text:style-name="P6"><text:span text:style-name="T1"/></text:p>
        </draw:connector>
        <draw:connector draw:style-name="gr7" draw:text-style-name="P3" draw:layer="layout" draw:type="line" svg:x1="5.948cm" svg:y1="6.404cm" svg:x2="5.948cm" svg:y2="7.917cm" draw:start-shape="id6" draw:start-glue-point="2" draw:end-shape="id7" draw:end-glue-point="0" svg:d="M5948 6404v1513" svg:viewBox="0 0 1 1514">
          <text:p text:style-name="P6"><text:span text:style-name="T1">Comprises of</text:span><text:span text:style-name="T1"><text:tab/></text:span><text:span text:style-name="T1"><text:tab/></text:span><text:span text:style-name="T1"><text:tab/></text:span><text:span text:style-name="T1"> <text:s/></text:span></text:p>
        </draw:connector>
        <draw:connector draw:style-name="gr8" draw:text-style-name="P3" draw:layer="layout" draw:type="curve" svg:x1="5.948cm" svg:y1="9.504cm" svg:x2="3.098cm" svg:y2="12.183cm" draw:start-shape="id7" draw:start-glue-point="2" draw:end-shape="id8" draw:end-glue-point="0" svg:d="M5948 9504c0 2008-2850 669-2850 2679" svg:viewBox="0 0 2851 2680">
          <text:p text:style-name="P6"><text:span text:style-name="T1">Described by</text:span><text:span text:style-name="T1"><text:tab/></text:span><text:span text:style-name="T1"><text:tab/></text:span></text:p>
          <text:p text:style-name="P6"><text:span text:style-name="T1"/></text:p>
          <text:p text:style-name="P6"><text:span text:style-name="T1"/></text:p>
        </draw:connector>
        <draw:connector draw:style-name="gr9" draw:text-style-name="P3" draw:layer="layout" draw:type="curve" svg:x1="5.948cm" svg:y1="9.504cm" svg:x2="8.495cm" svg:y2="15.287cm" draw:start-shape="id7" draw:start-glue-point="2" draw:end-shape="id4" draw:end-glue-point="0" svg:d="M5948 9504c0 4336 2547 1445 2547 5783" svg:viewBox="0 0 2548 5784">
          <text:p text:style-name="P6"><text:span text:style-name="T1"><text:tab/></text:span><text:span text:style-name="T1"><text:tab/></text:span><text:span text:style-name="T1">Described by</text:span></text:p>
          <text:p text:style-name="P6"><text:span text:style-name="T1"/></text:p>
          <text:p text:style-name="P6"><text:span text:style-name="T1"/></text:p>
        </draw:connector>
        <draw:connector draw:style-name="gr10" draw:text-style-name="P3" draw:layer="layout" draw:type="curve" svg:x1="5.948cm" svg:y1="9.504cm" svg:x2="12.026cm" svg:y2="12.183cm" draw:start-shape="id7" draw:start-glue-point="2" draw:end-shape="id3" draw:end-glue-point="0" svg:d="M5948 9504c0 2008 6078 669 6078 2679" svg:viewBox="0 0 6079 2680">
          <text:p text:style-name="P6"><text:span text:style-name="T1">Described by</text:span></text:p>
          <text:p text:style-name="P6"><text:span text:style-name="T1"/></text:p>
          <text:p text:style-name="P6"><text:span text:style-name="T1"/></text:p>
        </draw:connector>
        <draw:connector draw:style-name="gr11" draw:text-style-name="P3" draw:layer="layout" draw:type="curve" svg:x1="6.432cm" svg:y1="16.08cm" svg:x2="3.098cm" svg:y2="13.77cm" draw:start-shape="id4" draw:start-glue-point="3" draw:end-shape="id8" draw:end-glue-point="2" svg:d="M6432 16080c-2223 0-3334-770-3334-2310" svg:viewBox="0 0 3335 2311">
          <text:p text:style-name="P1"><text:span text:style-name="T1"/></text:p>
          <text:p text:style-name="P6"><text:span text:style-name="T1"/></text:p>
          <text:p text:style-name="P6"><text:span text:style-name="T1">Influences</text:span></text:p>
          <text:p text:style-name="P6"><text:span text:style-name="T1"/></text:p>
          <text:p text:style-name="P6"><text:span text:style-name="T1"/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8T13:06:58.643464432</meta:creation-date>
    <dc:date>2023-01-29T10:49:20.778667940</dc:date>
    <meta:editing-duration>PT21H42M22S</meta:editing-duration>
    <meta:editing-cycles>3</meta:editing-cycles>
    <meta:generator>LibreOffice/7.3.7.2$Linux_X86_64 LibreOffice_project/30$Build-2</meta:generator>
    <meta:document-statistic meta:object-count="18"/>
  </office:meta>
</office:document-meta>
</file>